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00000002D08459B1AA20535076.jpg" manifest:media-type="image/jpeg"/>
  <manifest:file-entry manifest:full-path="Pictures/1000000000000500000002D0867C2326CCEACC8C.jpg" manifest:media-type="image/jpeg"/>
  <manifest:file-entry manifest:full-path="Pictures/10000201000003A7000002BCC7553AE1475DACBD.png" manifest:media-type="image/png"/>
  <manifest:file-entry manifest:full-path="Pictures/100002010000028A00000096FA47D8FCAF497EAD.png" manifest:media-type="image/png"/>
  <manifest:file-entry manifest:full-path="Pictures/1000020100000320000002585C3CBDE1C2F74781.png" manifest:media-type="image/png"/>
  <manifest:file-entry manifest:full-path="Pictures/100000000000002000000020B2FF2A327EABC87D.png" manifest:media-type="image/png"/>
  <manifest:file-entry manifest:full-path="Pictures/1000020100000400000002408C0BDC867C13F9A6.png" manifest:media-type="image/png"/>
  <manifest:file-entry manifest:full-path="Pictures/100002010000027D00000136C7A0EC32843181B9.png" manifest:media-type="image/png"/>
  <manifest:file-entry manifest:full-path="Pictures/10000201000003CA000002D82AEFE89540FCC6C7.png" manifest:media-type="image/png"/>
  <manifest:file-entry manifest:full-path="Pictures/10000000000007800000043827575E195C8A4729.png" manifest:media-type="image/png"/>
  <manifest:file-entry manifest:full-path="Pictures/1000020100000320000002587BEF1178B58A6843.png" manifest:media-type="image/png"/>
  <manifest:file-entry manifest:full-path="Pictures/100002010000028A00000096986E8B871A2F799D.png" manifest:media-type="image/png"/>
  <manifest:file-entry manifest:full-path="Pictures/100002010000028A000000968C80B21005859B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066cm, 2.482cm, 4.791cm, 2.097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color-mode="standard" draw:luminance="0%" draw:contrast="0%" draw:gamma="100%" draw:red="0%" draw:green="0%" draw:blue="0%" fo:clip="rect(5.068cm, 9.785cm, 2.768cm, 4.147cm)" draw:image-opacity="100%" style:mirror="none"/>
    </style:style>
    <style:style style:name="gr7" style:family="graphic" style:parent-style-name="Object_20_with_20_no_20_fill_20_and_20_no_20_line">
      <style:graphic-properties draw:stroke="none" draw:fill="none" draw:color-mode="standard" draw:luminance="0%" draw:contrast="0%" draw:gamma="100%" draw:red="0%" draw:green="0%" draw:blue="0%" fo:clip="rect(7.447cm, 14.545cm, 12.001cm, 29.906cm)" draw:image-opacity="100%" style:mirror="none"/>
    </style:style>
    <style:style style:name="gr8" style:family="graphic" style:parent-style-name="Objekt_20_ohne_20_Füllung_20_und_20_Linie">
      <style:graphic-properties draw:stroke="none" draw:fill="none" draw:textarea-vertical-align="middle" draw:color-mode="standard" draw:luminance="0%" draw:contrast="0%" draw:gamma="100%" draw:red="0%" draw:green="0%" draw:blue="0%" fo:clip="rect(3.966cm, 4.39cm, 3.79cm, 4.328cm)" draw:image-opacity="100%" style:mirror="none"/>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9.251cm, 12.671cm, 0.654cm, 8.833cm)" draw:image-opacity="100%" style:mirror="none"/>
    </style:style>
    <style:style style:name="gr10" style:family="graphic" style:parent-style-name="Object_20_with_20_no_20_fill_20_and_20_no_20_line">
      <style:graphic-properties draw:stroke="none" draw:fill="none" fo:min-height="0.396cm"/>
    </style:style>
    <style:style style:name="gr11" style:family="graphic" style:parent-style-name="Objekt_20_ohne_20_Füllung_20_und_20_Linie">
      <style:graphic-properties draw:stroke="none" draw:fill="none" draw:textarea-vertical-align="middle" draw:color-mode="standard" draw:luminance="0%" draw:contrast="0%" draw:gamma="100%" draw:red="0%" draw:green="0%" draw:blue="0%" fo:clip="rect(1.523cm, 5.503cm, 0.762cm, 5.079cm)" draw:image-opacity="100%" style:mirror="none"/>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1.843cm, 18.126cm, 8.296cm, 1.914cm)" draw:image-opacity="100%" style:mirror="non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1.536cm, 18.106cm, 8.603cm, 1.843cm)" draw:image-opacity="100%" style:mirror="none"/>
    </style:style>
    <style:style style:name="pr1" style:family="presentation" style:parent-style-name="midnightblue-subtitle">
      <style:graphic-properties draw:fill-color="#ffffff" fo:min-height="19.717cm"/>
    </style:style>
    <style:style style:name="pr2" style:family="presentation" style:parent-style-name="midnightblue-notes">
      <style:graphic-properties draw:fill-color="#ffffff" draw:auto-grow-height="true" fo:min-height="13.364cm"/>
    </style:style>
    <style:style style:name="pr3" style:family="presentation" style:parent-style-name="midnightblue-notes">
      <style:graphic-properties draw:fill-color="#ffffff" fo:min-height="15.478cm"/>
    </style:style>
    <style:style style:name="pr4" style:family="presentation" style:parent-style-name="midnightblue-title">
      <style:graphic-properties fo:min-height="2.413cm"/>
    </style:style>
    <style:style style:name="pr5" style:family="presentation" style:parent-style-name="midnightblue-subtitle" style:list-style-name="L3">
      <style:graphic-properties draw:fill-color="#ffffff" draw:textarea-vertical-align="top" fo:min-height="14cm"/>
    </style:style>
    <style:style style:name="pr6" style:family="presentation" style:parent-style-name="midnightblue-outline1">
      <style:graphic-properties fo:min-height="13.75cm"/>
    </style:style>
    <style:style style:name="pr7" style:family="presentation" style:parent-style-name="midnightblue-notes">
      <style:graphic-properties draw:fill-color="#ffffff" fo:min-height="13.958cm"/>
    </style:style>
    <style:style style:name="pr8" style:family="presentation" style:parent-style-name="midnightblue-outline1">
      <style:graphic-properties fo:min-height="6.427cm"/>
    </style:style>
    <style:style style:name="pr9" style:family="presentation" style:parent-style-name="midnightblue-notes">
      <style:graphic-properties draw:fill-color="#ffffff" fo:min-height="13.364cm"/>
    </style:style>
    <style:style style:name="pr10" style:family="presentation" style:parent-style-name="midnightblue-subtitle">
      <style:graphic-properties draw:fill-color="#ffffff" fo:min-height="14cm"/>
    </style:style>
    <style:style style:name="pr11" style:family="presentation" style:parent-style-name="midnightblue-notes">
      <style:graphic-properties draw:fill-color="#ffffff" fo:min-height="13.872cm"/>
    </style:style>
    <style:style style:name="pr12" style:family="presentation" style:parent-style-name="midnightblue-subtitle">
      <style:graphic-properties draw:fill-color="#ffffff" fo:min-height="12.348cm"/>
    </style:style>
    <style:style style:name="pr13" style:family="presentation" style:parent-style-name="midnightblue-notes">
      <style:graphic-properties draw:fill-color="#ffffff" fo:min-height="13.825cm"/>
    </style:style>
    <style:style style:name="pr14" style:family="presentation" style:parent-style-name="midnightblue-notes">
      <style:graphic-properties draw:fill-color="#ffffff" fo:min-height="16.006cm"/>
    </style:style>
    <style:style style:name="pr15" style:family="presentation" style:parent-style-name="midnightblue-subtitle">
      <style:graphic-properties draw:fill-color="#ffffff" draw:textarea-vertical-align="top" fo:min-height="14cm"/>
    </style:style>
    <style:style style:name="pr16" style:family="presentation" style:parent-style-name="midnightblue-notes">
      <style:graphic-properties draw:fill-color="#ffffff" fo:min-height="16.987cm"/>
    </style:style>
    <style:style style:name="pr17" style:family="presentation" style:parent-style-name="midnightblue-notes">
      <style:graphic-properties draw:fill-color="#ffffff" fo:min-height="14.433cm"/>
    </style:style>
    <style:style style:name="P1" style:family="paragraph">
      <loext:graphic-properties draw:fill-color="#ffffff"/>
      <style:text-properties fo:font-size="40pt" style:font-size-asian="40pt" style:font-size-complex="40pt"/>
    </style:style>
    <style:style style:name="P2" style:family="paragraph">
      <loext:graphic-properties draw:fill-color="#ffffff"/>
    </style:style>
    <style:style style:name="P3" style:family="paragraph">
      <loext:graphic-properties draw:fill-color="#ffffff"/>
      <style:text-properties fo:font-size="18pt" style:font-size-asian="18pt" style:font-size-complex="18pt"/>
    </style:style>
    <style:style style:name="P4" style:family="paragraph">
      <style:paragraph-properties fo:text-align="start"/>
    </style:style>
    <style:style style:name="P5" style:family="paragraph">
      <loext:graphic-properties draw:fill="none"/>
      <style:paragraph-properties fo:text-align="center"/>
    </style:style>
    <style:style style:name="P6" style:family="paragraph">
      <loext:graphic-properties draw:fill-color="#ffffff"/>
      <style:text-properties fo:font-size="20pt" style:font-size-asian="20pt" style:font-size-complex="20pt"/>
    </style:style>
    <style:style style:name="P7" style:family="paragraph">
      <style:paragraph-properties fo:text-align="center"/>
    </style:style>
    <style:style style:name="P8" style:family="paragraph">
      <loext:graphic-properties draw:fill="none"/>
      <style:paragraph-properties fo:text-align="center"/>
      <style:text-properties fo:font-size="18pt"/>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ffffff"/>
      <style:text-properties fo:font-size="28.1000003814697pt"/>
    </style:style>
    <style:style style:name="P11" style:family="paragraph">
      <loext:graphic-properties draw:fill-color="#ffffff"/>
      <style:text-properties fo:font-weight="bold" style:font-weight-asian="bold" style:font-weight-complex="bold"/>
    </style:style>
    <style:style style:name="P12" style:family="paragraph">
      <style:text-properties fo:font-size="26pt" fo:font-weight="normal" style:font-size-asian="26pt" style:font-weight-asian="normal" style:font-size-complex="26pt" style:font-weight-complex="normal"/>
    </style:style>
    <style:style style:name="P13" style:family="paragraph">
      <style:text-properties fo:font-weight="normal" style:font-weight-asian="normal" style:font-weight-complex="normal"/>
    </style:style>
    <style:style style:name="P14" style:family="paragraph">
      <loext:graphic-properties draw:fill-color="#ffffff"/>
      <style:text-properties fo:font-size="26pt" style:font-size-asian="26pt" style:font-size-complex="26pt"/>
    </style:style>
    <style:style style:name="P15" style:family="paragraph">
      <loext:graphic-properties draw:fill-color="#ffffff"/>
      <style:paragraph-properties fo:text-align="start"/>
      <style:text-properties fo:font-size="24pt" style:font-size-asian="24pt" style:font-size-complex="24pt"/>
    </style:style>
    <style:style style:name="P16" style:family="paragraph">
      <loext:graphic-properties draw:fill-color="#ffffff"/>
      <style:text-properties fo:font-size="22pt" style:font-size-asian="22pt" style:font-size-complex="22pt"/>
    </style:style>
    <style:style style:name="P17" style:family="paragraph">
      <style:paragraph-properties fo:text-align="justify"/>
    </style:style>
    <style:style style:name="T1" style:family="text">
      <style:text-properties fo:font-size="40pt" style:font-size-asian="40pt" style:font-size-complex="40pt"/>
    </style:style>
    <style:style style:name="T2" style:family="text">
      <style:text-properties fo:font-size="18pt" style:font-size-asian="18pt" style:font-size-complex="18pt"/>
    </style:style>
    <style:style style:name="T3" style:family="text">
      <style:text-properties fo:language="de" fo:country="DE"/>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style:font-name="Liberation Sans2" fo:font-size="10pt" fo:font-weight="normal" style:font-size-asian="10pt" style:font-weight-asian="normal" style:font-size-complex="10pt" style:font-weight-complex="normal"/>
    </style:style>
    <style:style style:name="T7" style:family="text">
      <style:text-properties fo:font-size="20pt" style:font-size-asian="20pt" style:font-size-complex="20pt"/>
    </style:style>
    <style:style style:name="T8" style:family="text">
      <style:text-properties fo:font-size="18pt"/>
    </style:style>
    <style:style style:name="T9" style:family="text">
      <style:text-properties fo:font-size="10pt" style:font-size-asian="10pt" style:font-size-complex="10pt"/>
    </style:style>
    <style:style style:name="T10" style:family="text">
      <style:text-properties fo:font-size="28pt" style:font-size-asian="28pt" style:font-size-complex="28pt"/>
    </style:style>
    <style:style style:name="T11" style:family="text">
      <style:text-properties fo:font-size="28.1000003814697pt"/>
    </style:style>
    <style:style style:name="T12" style:family="text">
      <style:text-properties fo:font-weight="bold" style:font-weight-asian="bold" style:font-weight-complex="bold"/>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24pt" fo:font-weight="normal" style:font-size-asian="24pt" style:font-weight-asian="normal" style:font-size-complex="24pt" style:font-weight-complex="normal"/>
    </style:style>
    <style:style style:name="T17" style:family="text">
      <style:text-properties fo:font-variant="normal" fo:text-transform="none" fo:color="#2c3e50" style:text-outline="false" style:text-line-through-style="none" style:text-line-through-type="none" style:font-name="Source Sans Pro Semibold2" fo:font-size="24pt" fo:font-style="normal" fo:text-shadow="none" style:text-underline-style="none" fo:font-weight="normal" style:letter-kerning="true" style:font-name-asian="源ノ角ゴシック Bold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8" style:family="text">
      <style:text-properties fo:font-size="26pt" style:font-size-asian="26pt" style:font-size-complex="26pt"/>
    </style:style>
    <style:style style:name="T19" style:family="text">
      <style:text-properties fo:font-variant="normal" fo:text-transform="none" fo:color="#2c3e50" style:text-outline="false" style:text-line-through-style="none" style:text-line-through-type="none" style:font-name="Source Sans Pro2" fo:font-size="24pt" fo:font-style="normal" fo:text-shadow="none" style:text-underline-style="none" fo:font-weight="normal" style:letter-kerning="true" style:font-name-asian="源ノ角ゴシック Normal2"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0"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32">
        <office:forms form:automatic-focus="false" form:apply-design-mode="false"/>
        <draw:frame presentation:style-name="pr1" draw:text-style-name="P1" draw:layer="layout" svg:width="26cm" svg:height="19.717cm" svg:x="1cm" svg:y="-2.846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Projektarbeit: </text:span></text:p>
            <text:p><text:span text:style-name="T1">Handheld zum Auslesen des BCCH umliegender GSM Basisstationen</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
              <text:p/>
            </draw:text-box>
          </draw:frame>
          <draw:frame presentation:style-name="pr3" draw:text-style-name="P3" draw:layer="layout" svg:width="16.799cm" svg:height="15.478cm" svg:x="2.101cm" svg:y="14.107cm">
            <draw:text-box>
              <text:p><text:span text:style-name="T2">Herzlich willkommen zur Präsentation unserer P KONZEPTION eines Handhelds zum Auslesen des BCCH von GSM BTS. </text:span></text:p>
              <text:p><text:span text:style-name="T2"/></text:p>
              <text:p><text:span text:style-name="T2"/></text:p>
              <text:p><text:span text:style-name="T2">bereits BESTEHENDES System Prof. Litzenburgers Ubunut auf einem Laptop </text:span></text:p>
              <text:p><text:span text:style-name="T2"/></text:p>
              <text:p><text:span text:style-name="T2">MOBILER zu gestalten</text:span></text:p>
              <text:p><text:span text:style-name="T2"><text:s/></text:span></text:p>
              <text:p><text:span text:style-name="T2">NEUESTEN Stand <text:s/></text:span></text:p>
            </draw:text-box>
          </draw:frame>
        </presentation:notes>
      </draw:page>
      <draw:page draw:name="page2"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text:span text:style-name="T3">Gliederung</text:span></text:p>
          </draw:text-box>
        </draw:frame>
        <draw:frame presentation:style-name="pr5" draw:text-style-name="P2" draw:layer="layout" svg:width="26cm" svg:height="14cm" svg:x="1cm" svg:y="5.5cm" presentation:class="subtitle">
          <draw:text-box>
            <text:list text:style-name="L3">
              <text:list-item>
                <text:p text:style-name="P4">Aufgabenstellung</text:p>
                <text:p text:style-name="P4"/>
              </text:list-item>
              <text:list-item>
                <text:p text:style-name="P4">Verwendete Hardware</text:p>
                <text:p text:style-name="P4"/>
              </text:list-item>
              <text:list-item>
                <text:p text:style-name="P4">Verwendete Software</text:p>
                <text:p text:style-name="P4"/>
              </text:list-item>
              <text:list-item>
                <text:p text:style-name="P4">Präsentatio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5.478cm" svg:x="2.1cm" svg:y="14.107cm" presentation:class="notes" presentation:user-transformed="true">
            <draw:text-box>
              <text:p><text:span text:style-name="T2">Zu beginn AUFGABENSTELLUNG ein wenig näher </text:span></text:p>
              <text:p><text:span text:style-name="T2">kläre allgemeine Begrifflichkeiten </text:span></text:p>
              <text:p><text:span text:style-name="T2">auf EINEN STAND</text:span></text:p>
              <text:p><text:span text:style-name="T2"/></text:p>
              <text:p><text:span text:style-name="T2">Anschließend welche HARDWARE wir uns aus welchem Grund entschieden haben. </text:span></text:p>
              <text:p><text:span text:style-name="T2"/></text:p>
              <text:p><text:span text:style-name="T2">Dennis <text:s/>verwendete SOFTWARE <text:s/>Probleme <text:s/>IMPLEMENTIERUNG </text:span></text:p>
              <text:p><text:span text:style-name="T2"/></text:p>
              <text:p><text:span text:style-name="T2">Am Ende SOFTWARE IM BETRIEB, </text:span></text:p>
              <text:p><text:span text:style-name="T2">allerdings LAPTOP, <text:s/>PRAKTISCHE , <text:s/>läuft 1:1 <text:s/>TABLET, </text:span></text:p>
              <text:p><text:span text:style-name="T2"><text:s text:c="2"/></text:span><text:span text:style-name="T2">LANGSAMER </text:span></text:p>
            </draw:text-box>
          </draw:frame>
        </presentation:notes>
      </draw:page>
      <draw:page draw:name="page3"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5.582cm" svg:x="1cm" svg:y="5.5cm" presentation:class="outline" presentation:user-transformed="true">
          <draw:text-box>
            <text:list text:style-name="L4">
              <text:list-item>
                <text:p>Handheld zum Auslesen des BCCH</text:p>
              </text:list-item>
              <text:list-item>
                <text:p>Gnuradio mit Airprobe</text:p>
              </text:list-item>
              <text:list-item>
                <text:p>DVB-T USB Stick - SDR</text:p>
                <text:p/>
                <text:p/>
                <text:p/>
                <text:p><text:span text:style-name="T4"/></text:p>
                <text:p><text:span text:style-name="T4"><text:s text:c="12"/></text:span></text:p>
                <text:p><text:span text:style-name="T5"/></text:p>
                <text:list>
                  <text:list-item>
                    <text:list>
                      <text:list-item>
                        <text:list>
                          <text:list-item>
                            <text:list>
                              <text:list-item>
                                <text:list>
                                  <text:list-header>
                                    <text:p><text:span text:style-name="T6"><text:s/></text:span><text:span text:style-name="T6"><text:tab/></text:span><text:span text:style-name="T6">Bildquellen: pearl.de <text:s text:c="22"/>Adafruit.com <text:s text:c="65"/>Gnuradio.org</text:span></text:p>
                                  </text:list-header>
                                </text:list>
                              </text:list-item>
                            </text:list>
                          </text:list-item>
                        </text:list>
                      </text:list-item>
                    </text:list>
                  </text:list-item>
                </text:list>
                <text:p/>
              </text:list-item>
            </text:list>
          </draw:text-box>
        </draw:frame>
        <draw:frame draw:style-name="gr2" draw:text-style-name="P5" draw:layer="layout" svg:width="8.129cm" svg:height="6.096cm" svg:x="6.218cm" svg:y="12.192cm">
          <draw:image xlink:href="Pictures/1000020100000320000002585C3CBDE1C2F74781.png" xlink:type="simple" xlink:show="embed" xlink:actuate="onLoad">
            <text:p/>
          </draw:image>
        </draw:frame>
        <draw:frame draw:style-name="gr3" draw:text-style-name="P5" draw:layer="layout" svg:width="11.561cm" svg:height="6.8cm" svg:x="14.224cm" svg:y="11.684cm">
          <draw:image xlink:href="Pictures/10000201000003CA000002D82AEFE89540FCC6C7.png" xlink:type="simple" xlink:show="embed" xlink:actuate="onLoad">
            <text:p/>
          </draw:image>
        </draw:frame>
        <draw:frame draw:style-name="gr4" draw:text-style-name="P5" draw:layer="layout" svg:width="6.68cm" svg:height="1.541cm" svg:x="18.212cm" svg:y="8.89cm">
          <draw:image xlink:href="Pictures/100002010000028A00000096FA47D8FCAF497EAD.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958cm" svg:x="2.1cm" svg:y="14.107cm" presentation:class="notes" presentation:user-transformed="true">
            <draw:text-box>
              <text:p><text:span text:style-name="T7">bereits BESTEHENDES System </text:span></text:p>
              <text:p><text:span text:style-name="T7">MOBIL zu machen </text:span></text:p>
              <text:p><text:span text:style-name="T7">auf NEUESTEN STAND </text:span></text:p>
              <text:p><text:span text:style-name="T7">UBUNTU auf Prof. Litzenburgers Laptop.</text:span></text:p>
              <text:p><text:span text:style-name="T7"/></text:p>
              <text:p><text:span text:style-name="T7"><text:s/></text:span></text:p>
              <text:p><text:span text:style-name="T7"/></text:p>
              <text:p><text:span text:style-name="T7">Die Software GNURADIO </text:span></text:p>
              <text:p><text:span text:style-name="T7">darauf AIRPROBE. </text:span></text:p>
              <text:p><text:span text:style-name="T7">TOOLBOX zur GSM Kommunikation. </text:span></text:p>
              <text:p><text:span text:style-name="T7"/></text:p>
              <text:p><text:span text:style-name="T7"/></text:p>
              <text:p><text:span text:style-name="T7"/></text:p>
              <text:p><text:span text:style-name="T7">Als Verbindung AUßENWELT</text:span></text:p>
              <text:p><text:span text:style-name="T7">DVBt Stick </text:span></text:p>
              <text:p><text:span text:style-name="T7">Bestimmten VORAUSSETZUNGEN auch das GSM Netz scannen kann. </text:span></text:p>
            </draw:text-box>
          </draw:frame>
        </presentation:notes>
      </draw:page>
      <draw:page draw:name="page4" draw:style-name="dp1" draw:master-page-name="midnightblue" presentation:presentation-page-layout-name="AL4T14">
        <office:forms form:automatic-focus="false" form:apply-design-mode="false"/>
        <draw:frame presentation:style-name="pr4" draw:layer="layout" svg:width="26cm" svg:height="2.663cm" svg:x="1cm" svg:y="0.837cm" presentation:class="title">
          <draw:text-box>
            <text:p>Broadcast Control Channel </text:p>
          </draw:text-box>
        </draw:frame>
        <draw:frame presentation:style-name="pr8" draw:layer="layout" svg:width="26cm" svg:height="6.677cm" svg:x="1cm" svg:y="5.5cm" presentation:class="outline">
          <draw:text-box>
            <text:list text:style-name="L4">
              <text:list-item>
                <text:p>Dauerhaft, downlink, max. Leistung <text:s/></text:p>
              </text:list-item>
              <text:list-item>
                <text:p>Informationen über die BTS </text:p>
                <text:p>(base transceiver station)</text:p>
              </text:list-item>
            </text:list>
          </draw:text-box>
        </draw:frame>
        <draw:frame draw:style-name="gr5" draw:text-style-name="P8" draw:layer="layout" svg:width="17.226cm" svg:height="8.382cm" svg:x="8.382cm" svg:y="10.922cm">
          <draw:image xlink:href="Pictures/100002010000027D00000136C7A0EC32843181B9.png" xlink:type="simple" xlink:show="embed" xlink:actuate="onLoad">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9">Bildquelle: Skript MOB. Prof. Litzenburger</text:span></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6" draw:layer="layout" svg:width="16.799cm" svg:height="13.364cm" svg:x="2.1cm" svg:y="14.107cm" presentation:class="notes" presentation:user-transformed="true">
            <draw:text-box>
              <text:p><text:span text:style-name="T7">Exkurs Broadcast Control Channel</text:span></text:p>
              <text:p><text:span text:style-name="T7"/></text:p>
              <text:p><text:span text:style-name="T7">Der BCCH Basisstationen DAUERHAFT </text:span></text:p>
              <text:p><text:span text:style-name="T7">maximaler LEISTUNG </text:span></text:p>
              <text:p><text:span text:style-name="T7"/></text:p>
              <text:p><text:span text:style-name="T7"/></text:p>
              <text:p><text:span text:style-name="T7">Beinhaltet INFORMATIONEN </text:span></text:p>
              <text:p><text:span text:style-name="T7">wiederholenden MUSTER </text:span></text:p>
              <text:p><text:span text:style-name="T7">MOBILE einzuwählen</text:span></text:p>
              <text:p><text:span text:style-name="T7"/></text:p>
              <text:p><text:span text:style-name="T7">Eigenschaften</text:span></text:p>
              <text:p><text:span text:style-name="T7">BESCHREIBEN die BTS </text:span></text:p>
              <text:p><text:span text:style-name="T7">ID, FREQUENZ NEZTZBETREIBER ist . </text:span></text:p>
            </draw:text-box>
          </draw:frame>
        </presentation:notes>
      </draw:page>
      <draw:page draw:name="page5"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DVB-T Stick (software defined radio)</text:p>
                <text:list>
                  <text:list-item>
                    <text:p>RTL2832u Chipset</text:p>
                  </text:list-item>
                  <text:list-item>
                    <text:p>2,4 Msamples/s</text:p>
                  </text:list-item>
                  <text:list-item>
                    <text:p>ADC mit 8 bit Auflösung</text:p>
                  </text:list-item>
                  <text:list-item>
                    <text:p>Rafael Micro R820T Tuner </text:p>
                    <text:list>
                      <text:list-item>
                        <text:p>24 bis 1766 Mhz<text:tab/><text:tab/></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7">DVB Stick der sich zur </text:span></text:p>
              <text:p><text:span text:style-name="T7">Nutzung als Software defined radio </text:span></text:p>
              <text:p><text:span text:style-name="T7"><text:s/></text:span><text:span text:style-name="T7">Idee SIGNALVERARBEITUNG, (wenigstens <text:s/>Modulation und Demodulation) in Software ANALOGKOMPONENTEN möglichst einfach </text:span></text:p>
              <text:p><text:span text:style-name="T7"><text:s/></text:span></text:p>
              <text:p><text:span text:style-name="T7">RTL2832 Chip</text:span></text:p>
              <text:p><text:span text:style-name="T7"><text:s/></text:span><text:span text:style-name="T7">Beliebteste SDR Szene, </text:span></text:p>
              <text:p><text:span text:style-name="T7">viele Treiber und Informationen</text:span></text:p>
              <text:p><text:span text:style-name="T7"><text:s/></text:span></text:p>
              <text:p><text:span text:style-name="T7">maximal 2,4 Msamp/s ohne dass VERLUSTE </text:span></text:p>
              <text:p><text:span text:style-name="T7">Der ADC hat eine AUFLÖSUNG von 8 bit. </text:span></text:p>
              <text:p><text:span text:style-name="T7">TUNER weite BANDBREITE von 24 - 1766Mhz </text:span></text:p>
              <text:p><text:span text:style-name="T7">GSM 900 Bandes von 935 bis 960 Mhz.</text:span></text:p>
              <text:p><text:span text:style-name="T7">FM/DAB Radio oder WETTERDATEN </text:span></text:p>
              <text:p><text:span text:style-name="T7">Was sonst noch </text:span></text:p>
            </draw:text-box>
          </draw:frame>
        </presentation:notes>
      </draw:page>
      <draw:page draw:name="page6" draw:style-name="dp1" draw:master-page-name="midnightblue" presentation:presentation-page-layout-name="AL3T1">
        <office:forms form:automatic-focus="false" form:apply-design-mode="false"/>
        <draw:frame presentation:style-name="pr4" draw:layer="layout" svg:width="26cm" svg:height="2.663cm" svg:x="1cm" svg:y="0.837cm" presentation:class="title">
          <draw:text-box>
            <text:p>Aufgabenstellung</text:p>
          </draw:text-box>
        </draw:frame>
        <draw:frame presentation:style-name="pr6" draw:layer="layout" svg:width="26cm" svg:height="14cm" svg:x="1cm" svg:y="5.5cm" presentation:class="outline">
          <draw:text-box>
            <text:list text:style-name="L4">
              <text:list-item>
                <text:p>Anforderungen:</text:p>
                <text:list>
                  <text:list-item>
                    <text:p>USB Schnittstelle – DVB-T Stick </text:p>
                  </text:list-item>
                  <text:list-item>
                    <text:p>Display möglichst mit Toucheingabe</text:p>
                  </text:list-item>
                  <text:list-item>
                    <text:p>Linux - Gnuradio mit Airprobe</text:p>
                  </text:list-item>
                  <text:list-item>
                    <text:p>Akkubetrieb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6" draw:layer="layout" svg:width="16.799cm" svg:height="13.364cm" svg:x="2.1cm" svg:y="14.107cm" presentation:class="notes" presentation:user-transformed="true">
            <draw:text-box>
              <text:p><text:span text:style-name="T7">Aus Aufgabenstellung ANFORDERUNGEN Handheld. </text:span></text:p>
              <text:p><text:span text:style-name="T7"/></text:p>
              <text:p><text:span text:style-name="T7">USB Schnittstelle <text:s/>DVBT Stick </text:span></text:p>
              <text:p><text:span text:style-name="T7"/></text:p>
              <text:p><text:span text:style-name="T7">Display <text:s/>TOUCHSCREEN Bedienung. </text:span></text:p>
              <text:p><text:span text:style-name="T7"/></text:p>
              <text:p><text:span text:style-name="T7">AIRPROBE Linux </text:span></text:p>
              <text:p><text:span text:style-name="T7"/></text:p>
              <text:p><text:span text:style-name="T7">Akkubetrieb</text:span></text:p>
            </draw:text-box>
          </draw:frame>
        </presentation:notes>
      </draw:page>
      <draw:page draw:name="page7" draw:style-name="dp1" draw:master-page-name="midnightblue" presentation:presentation-page-layout-name="AL2T0">
        <office:forms form:automatic-focus="false" form:apply-design-mode="false"/>
        <draw:frame presentation:style-name="pr4" draw:layer="layout" svg:width="26cm" svg:height="2.663cm" svg:x="1cm" svg:y="0.837cm" presentation:class="title" presentation:user-transformed="true">
          <draw:text-box>
            <text:p>Verwendete Hardware</text:p>
          </draw:text-box>
        </draw:frame>
        <draw:frame presentation:style-name="pr10" draw:text-style-name="P2" draw:layer="layout" svg:width="26cm" svg:height="14cm" svg:x="1cm" svg:y="5.5cm" presentation:class="subtitle" presentation:placeholder="true" presentation:user-transformed="true">
          <draw:text-box/>
        </draw:frame>
        <draw:frame draw:style-name="gr6" draw:text-style-name="P9" draw:layer="layout" svg:width="24.745cm" svg:height="13.918cm" svg:x="1.161cm" svg:y="5.455cm">
          <draw:image xlink:href="Pictures/10000000000007800000043827575E195C8A4729.png" xlink:type="simple" xlink:show="embed" xlink:actuate="onLoad">
            <text:p text:style-name="P7"><text:span text:style-name="T9"><text:s text:c="112"/></text:span><text:span text:style-name="T9">Bildquelle: Adafruit.com</text:span></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text-style-name="P2" draw:layer="layout" svg:width="16.799cm" svg:height="13.364cm" svg:x="2.1cm" svg:y="14.107cm" presentation:class="notes" presentation:user-transformed="true">
            <draw:text-box>
              <text:p>Kommen wir nun zur verwendeten Hardware. Hier sehen Sie das Display und dessen Elektronik daneben einen Raspberry Pi, Akku und Ladeelektronik.</text:p>
              <text:p/>
            </draw:text-box>
          </draw:frame>
        </presentation:notes>
      </draw:page>
      <draw:page draw:name="page8" draw:style-name="dp1" draw:master-page-name="midnightblue" presentation:presentation-page-layout-name="AL5T3">
        <office:forms form:automatic-focus="false" form:apply-design-mode="false"/>
        <draw:frame presentation:style-name="pr4" draw:layer="layout" svg:width="26cm" svg:height="2.663cm" svg:x="1cm" svg:y="0.837cm" presentation:class="title" presentation:user-transformed="true">
          <draw:text-box>
            <text:p>Raspberry Pi 3</text:p>
          </draw:text-box>
        </draw:frame>
        <draw:frame presentation:style-name="pr6" draw:layer="layout" svg:width="17.034cm" svg:height="14cm" svg:x="1cm" svg:y="5.5cm" presentation:class="outline" presentation:user-transformed="true">
          <draw:text-box>
            <text:list text:style-name="L4">
              <text:list-item>
                <text:p>1.2 GHz Quad Core ARM </text:p>
              </text:list-item>
              <text:list-item>
                <text:p>1 GB DDR2 RAM</text:p>
              </text:list-item>
              <text:list-item>
                <text:p>DSI Schnittstelle für Touchscreen</text:p>
              </text:list-item>
              <text:list-item>
                <text:p>Linux wird unterstützt</text:p>
              </text:list-item>
            </text:list>
          </draw:text-box>
        </draw:frame>
        <draw:frame draw:style-name="gr7" draw:text-style-name="P9" draw:layer="layout" svg:width="9.144cm" svg:height="13.145cm" svg:x="17.78cm" svg:y="5.5cm">
          <draw:image xlink:href="Pictures/10000000000007800000043827575E195C8A4729.png" xlink:type="simple" xlink:show="embed" xlink:actuate="onLoad">
            <text:p text:style-name="P7"><text:span text:style-name="T9"><text:s text:c="21"/></text:span><text:span text:style-name="T9">Bildquelle: Adafruit.com</text:span></text:p>
          </draw:image>
        </draw:frame>
        <presentation:notes draw:style-name="dp2">
          <draw:page-thumbnail draw:style-name="gr1" draw:layer="layout" svg:width="14.848cm" svg:height="11.136cm" svg:x="3.075cm" svg:y="2.257cm" draw:page-number="8" presentation:class="page"/>
          <draw:frame presentation:style-name="pr11" draw:text-style-name="P3" draw:layer="layout" svg:width="16.799cm" svg:height="13.872cm" svg:x="2.1cm" svg:y="14.107cm" presentation:class="notes" presentation:user-transformed="true">
            <draw:text-box>
              <text:p><text:span text:style-name="T2">neuesten Generation <text:s text:c="2"/>Quadcore mit 1.2 Ghz angefeuert <text:s/>genug Rechenleistung </text:span></text:p>
              <text:p><text:span text:style-name="T2">1 GB Ram ist ebenfalls verbaut. </text:span></text:p>
              <text:p><text:span text:style-name="T2">Weiterer Vorteil <text:s/>7“ Tochscreen gibt <text:s/>OUT OF THE BOX</text:span></text:p>
              <text:p><text:span text:style-name="T2"><text:s/></text:span></text:p>
              <text:p><text:span text:style-name="T2">Und klar, Linux unterstützt wie gefordert <text:s/>Airprobe nicht selbstverständlich <text:s/>OS auf den ARM </text:span></text:p>
              <text:p><text:span text:style-name="T2"/></text:p>
              <text:p><text:span text:style-name="T2">Alternativen der Beaglebone, der Bananapi oder Odroid. ebenso Linux, </text:span></text:p>
              <text:p><text:span text:style-name="T2"><text:s/></text:span><text:span text:style-name="T2">COMMUNITYGRÖßE für den Raspberry <text:s/></text:span></text:p>
              <text:p><text:span text:style-name="T2">neuesten Modell NICHTS NACHSTEHT</text:span></text:p>
              <text:p><text:span text:style-name="T2"/></text:p>
            </draw:text-box>
          </draw:frame>
        </presentation:notes>
      </draw:page>
      <draw:page draw:name="page9" draw:style-name="dp1" draw:master-page-name="midnightblue" presentation:presentation-page-layout-name="AL5T3">
        <office:forms form:automatic-focus="false" form:apply-design-mode="false"/>
        <draw:frame presentation:style-name="pr4" draw:layer="layout" svg:width="26cm" svg:height="2.663cm" svg:x="1cm" svg:y="0.837cm" presentation:class="title">
          <draw:text-box>
            <text:p>Stromversorgung</text:p>
          </draw:text-box>
        </draw:frame>
        <draw:frame presentation:style-name="pr6" draw:layer="layout" svg:width="18.304cm" svg:height="14cm" svg:x="1cm" svg:y="5.5cm" presentation:class="outline" presentation:user-transformed="true">
          <draw:text-box>
            <text:list text:style-name="L4">
              <text:list-item>
                <text:p><text:span text:style-name="T10">Lipo Akku mit 2,5 Ah</text:span></text:p>
                <text:list>
                  <text:list-item>
                    <text:p><text:span text:style-name="T10">5h mögl. Nutzungsdauer</text:span></text:p>
                    <text:p><text:span text:style-name="T10"/></text:p>
                  </text:list-item>
                </text:list>
              </text:list-item>
              <text:list-item>
                <text:p><text:span text:style-name="T10">Adafruit Powerboost 1000C</text:span></text:p>
                <text:list>
                  <text:list-item>
                    <text:p>Lipo Akku Ladeelektronik</text:p>
                  </text:list-item>
                  <text:list-item>
                    <text:p>1A mit 2,5A peaklimit</text:p>
                  </text:list-item>
                  <text:list-item>
                    <text:p>Wenn verfügbar, USB als Quelle</text:p>
                  </text:list-item>
                </text:list>
              </text:list-item>
            </text:list>
          </draw:text-box>
        </draw:frame>
        <draw:frame draw:style-name="gr8" draw:text-style-name="P5" draw:layer="layout" svg:width="8.18cm" svg:height="5.334cm" svg:x="19.558cm" svg:y="12.7cm">
          <draw:image xlink:href="Pictures/1000020100000320000002587BEF1178B58A6843.png" xlink:type="simple" xlink:show="embed" xlink:actuate="onLoad">
            <text:p/>
          </draw:image>
        </draw:frame>
        <draw:frame draw:style-name="gr9" draw:text-style-name="P5" draw:layer="layout" svg:width="8.781cm" svg:height="8.382cm" draw:transform="rotate (1.5707963267949) translate (19.558cm 13.353cm)">
          <draw:image xlink:href="Pictures/1000020100000400000002408C0BDC867C13F9A6.png" xlink:type="simple" xlink:show="embed" xlink:actuate="onLoad">
            <text:p/>
          </draw:image>
        </draw:frame>
        <draw:frame draw:style-name="gr10" draw:text-style-name="P5" draw:layer="layout" svg:width="6.2cm" svg:height="0.646cm" svg:x="19.962cm" svg:y="17.896cm">
          <draw:text-box>
            <text:p text:style-name="P7"><text:span text:style-name="T9"><text:s text:c="21"/></text:span><text:span text:style-name="T9">Bildquelle: Adafruit.com</text:span></text:p>
          </draw:text-box>
        </draw:frame>
        <presentation:notes draw:style-name="dp2">
          <draw:page-thumbnail draw:style-name="gr1" draw:layer="layout" svg:width="14.848cm" svg:height="11.136cm" svg:x="3.075cm" svg:y="2.257cm" draw:page-number="9" presentation:class="page"/>
          <draw:frame presentation:style-name="pr9" draw:text-style-name="P6" draw:layer="layout" svg:width="16.799cm" svg:height="13.364cm" svg:x="2.1cm" svg:y="14.107cm" presentation:class="notes" presentation:user-transformed="true">
            <draw:text-box>
              <text:p><text:span text:style-name="T7">2.5 Ah Akku </text:span></text:p>
              <text:p><text:span text:style-name="T7">5h Nutzung </text:span></text:p>
              <text:p><text:span text:style-name="T7"><text:s/></text:span></text:p>
              <text:p><text:span text:style-name="T7">Der Akku Adafruit Powerboost 1000c geladen und betrieben. </text:span></text:p>
              <text:p><text:span text:style-name="T7">mikroUSB laden </text:span></text:p>
              <text:p><text:span text:style-name="T7">NORMAL. 1 A aus <text:s/>LiPo Akku ziehen. </text:span></text:p>
              <text:p><text:span text:style-name="T7">SPITZEN bis 2.5 A <text:s/>voller Displayhelligkeit auch</text:span></text:p>
              <text:p><text:span text:style-name="T7">wird USB als Stromquelle verwendet STATIONÄR</text:span></text:p>
              <text:p><text:span text:style-name="T7"/></text:p>
              <text:p><text:span text:style-name="T7">POWERBANK</text:span></text:p>
            </draw:text-box>
          </draw:frame>
        </presentation:notes>
      </draw:page>
      <draw:page draw:name="page10" draw:style-name="dp1" draw:master-page-name="midnightblue" presentation:presentation-page-layout-name="AL6T19">
        <office:forms form:automatic-focus="false" form:apply-design-mode="false"/>
        <draw:frame presentation:style-name="pr4" draw:layer="layout" svg:width="26cm" svg:height="2.663cm" svg:x="1cm" svg:y="0.837cm" presentation:class="title">
          <draw:text-box>
            <text:p>Verkabelung</text:p>
          </draw:text-box>
        </draw:frame>
        <draw:frame draw:style-name="gr11" draw:text-style-name="P5" draw:layer="layout" svg:width="19.396cm" svg:height="15.218cm" svg:x="3.21cm" svg:y="4.594cm">
          <draw:image xlink:href="Pictures/1000020100000400000002408C0BDC867C13F9A6.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9" draw:text-style-name="P10" draw:layer="layout" svg:width="16.799cm" svg:height="13.364cm" svg:x="2.1cm" svg:y="14.107cm" presentation:class="notes">
            <draw:text-box>
              <text:p><text:span text:style-name="T11">Verkabelung</text:span></text:p>
              <text:p><text:span text:style-name="T11"/></text:p>
              <text:p><text:span text:style-name="T11">Schalter</text:span></text:p>
            </draw:text-box>
          </draw:frame>
        </presentation:notes>
      </draw:page>
      <draw:page draw:name="page11" draw:style-name="dp1" draw:master-page-name="midnightblue" presentation:presentation-page-layout-name="AL3T1">
        <draw:frame presentation:style-name="pr4" draw:layer="layout" svg:width="26cm" svg:height="2.663cm" svg:x="1cm" svg:y="0.837cm" presentation:class="title" presentation:user-transformed="true">
          <draw:text-box>
            <text:p>Verwendete Hardware</text:p>
          </draw:text-box>
        </draw:frame>
        <draw:frame presentation:style-name="pr6" draw:layer="layout" svg:width="26cm" svg:height="14cm" svg:x="1cm" svg:y="5.5cm" presentation:class="outline">
          <draw:text-box>
            <text:list text:style-name="L4">
              <text:list-item>
                <text:p>Raspberry Pi 3</text:p>
              </text:list-item>
              <text:list-item>
                <text:p>PiFoundation 7” Touch Display</text:p>
              </text:list-item>
              <text:list-item>
                <text:p>DVB-T Stick mit Rtl2832u Chip</text:p>
              </text:list-item>
              <text:list-item>
                <text:p>Adafruit PowerBoost 1000C</text:p>
              </text:list-item>
              <text:list-item>
                <text:p>2500mAh LiPo Akku</text:p>
              </text:list-item>
              <text:list-item>
                <text:p>Case aus dem 3D Drucker</text:p>
                <text:p><text:span text:style-name="T7">(Besten Dank an Markus Kaupert)</text:span></text:p>
              </text:list-item>
            </text:list>
          </draw:text-box>
        </draw:frame>
        <presentation:notes draw:style-name="dp2">
          <draw:page-thumbnail draw:style-name="gr1" draw:layer="layout" svg:width="14.848cm" svg:height="11.136cm" svg:x="3.075cm" svg:y="2.257cm" draw:page-number="11" presentation:class="page"/>
          <draw:frame presentation:style-name="pr9" draw:text-style-name="P6" draw:layer="layout" svg:width="16.799cm" svg:height="13.364cm" svg:x="2.1cm" svg:y="14.107cm" presentation:class="notes" presentation:user-transformed="true">
            <draw:text-box>
              <text:p><text:span text:style-name="T7">verwendete Hardware. </text:span></text:p>
              <text:p><text:span text:style-name="T7"><text:s/></text:span><text:span text:style-name="T7">Case HAUSEIGENEN 3D Druckerei </text:span></text:p>
              <text:p><text:span text:style-name="T7">Aussparungen für alle Anschlüsse.</text:span></text:p>
              <text:p><text:span text:style-name="T7"/></text:p>
              <text:p><text:span text:style-name="T7">Jetzt übergebe ich an Dennis der uns näher die Software erläutert und die Probleme die uns dabei begegnet sind. </text:span></text:p>
            </draw:text-box>
          </draw:frame>
        </presentation:notes>
      </draw:page>
      <draw:page draw:name="page12" draw:style-name="dp1" draw:master-page-name="midnightblue" presentation:presentation-page-layout-name="AL1T32">
        <draw:frame presentation:style-name="pr12" draw:text-style-name="P11" draw:layer="layout" svg:width="26cm" svg:height="12.348cm" svg:x="1cm" svg:y="0.837cm" presentation:class="subtitle">
          <draw:text-box>
            <text:p><text:span text:style-name="T12">Verwendete Software</text:span></text:p>
          </draw:text-box>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draw:text-box>
              <text:p>- grgsm</text:p>
              <text:p/>
              <text:p>-GNURadio</text:p>
              <text:p/>
              <text:p>-Operating System</text:p>
              <text:p/>
              <text:p>-grgsm_scanner</text:p>
            </draw:text-box>
          </draw:frame>
        </presentation:notes>
      </draw:page>
      <draw:page draw:name="page13" draw:style-name="dp1" draw:master-page-name="midnightblue" presentation:presentation-page-layout-name="AL3T1">
        <draw:frame presentation:style-name="pr4" draw:layer="layout" svg:width="26cm" svg:height="2.663cm" svg:x="1cm" svg:y="0.837cm" presentation:class="title">
          <draw:text-box>
            <text:p><text:span text:style-name="T12">gr-gsm</text:span></text:p>
          </draw:text-box>
        </draw:frame>
        <draw:frame presentation:style-name="pr6" draw:text-style-name="P12" draw:layer="layout" svg:width="26cm" svg:height="14cm" svg:x="1cm" svg:y="5.5cm" presentation:class="outline" presentation:user-transformed="true">
          <draw:text-box>
            <text:list text:style-name="L4">
              <text:list-item>
                <text:p><text:span text:style-name="T13">Das </text:span><text:span text:style-name="T14">gr-gsm</text:span><text:span text:style-name="T13">-Projekt basiert auf dem gsm-reciever, welcher von </text:span><text:span text:style-name="T14">Piotr Krysik</text:span><text:span text:style-name="T13"> (außerdem auch der Hauptauthor von gr-gsm) für das </text:span><text:span text:style-name="T14">Airprobe</text:span><text:span text:style-name="T13">-Projekt geschrieben wurde.</text:span></text:p>
              </text:list-item>
              <text:list-item>
                <text:p><text:span text:style-name="T13">Das Ziel ist es, eine Reihe von Tools bereitzustellen zum Empfangen der Informationen, welche von GSM equipment/devices gesendet werden.</text:span></text:p>
              </text:list-item>
            </text:list>
          </draw:text-box>
        </draw:frame>
        <presentation:notes draw:style-name="dp2">
          <draw:page-thumbnail draw:style-name="gr1" draw:layer="layout" svg:width="14.848cm" svg:height="11.136cm" svg:x="3.075cm" svg:y="2.257cm" draw:page-number="13" presentation:class="page"/>
          <draw:frame presentation:style-name="pr13" draw:text-style-name="P10" draw:layer="layout" svg:width="16.799cm" svg:height="13.825cm" svg:x="2.1cm" svg:y="14.107cm" presentation:class="notes" presentation:user-transformed="true">
            <draw:text-box>
              <text:p><text:span text:style-name="T11">-Das gr-gsm Projekt stützt auf den Arbeiten von Piotr Krysik, welcher zuvor schon für das Airprobe Projekt den gsm-reciever geschrieben hatte. </text:span></text:p>
              <text:p><text:span text:style-name="T11"/></text:p>
              <text:p><text:span text:style-name="T11">- Bietet eine Reihe von Tools, zur Empfangung von ausgesendeten GSM Daten, in unserem Fall die Basisstationen (BCCH)</text:span></text:p>
              <text:p><text:span text:style-name="T11"/></text:p>
            </draw:text-box>
          </draw:frame>
        </presentation:notes>
      </draw:page>
      <draw:page draw:name="page14" draw:style-name="dp1" draw:master-page-name="midnightblue" presentation:presentation-page-layout-name="AL3T1">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text:span text:style-name="T15">grgsm_decode (old name: airprobe_decode.py)</text:span><text:span text:style-name="T16"> - Programm zum dekodieren von BCCHs, welches am ehesten der Funktionalität des alten gsm-reciever aus dem Airprobe-Projekt entspricht. Besitzt die Fähigkeit signalling channels und traffic channels mit Sprache zu dekodieren (Analyse der Daten kann mit Wireshark durchgeführt werden, dekodierter Sound wird in einer Audio-Datei gespeichert).</text:span></text:p>
              </text:list-item>
              <text:list-item>
                <text:p><text:span text:style-name="T15">grgsm_livemon (old name: airprobe_rtlsdr.py)</text:span><text:span text:style-name="T16"> - interaktiver Monitor eines einzelnen BCCHs mit Analyse, durchgeführt von Wireshark.</text:span></text:p>
              </text:list-item>
              <text:list-item>
                <text:p><text:span text:style-name="T15">grgsm_scanner (old name: airprobe_rtlsdr_scanner.py)</text:span><text:span text:style-name="T16"> - </text:span><text:span text:style-name="T17">Eine Applikation, welche das GSM Band scannt und die Informationen über die Basisstationen in der Umgebung ausgibt.</text:span></text:p>
              </text:list-item>
            </text:list>
          </draw:text-box>
        </draw:frame>
        <presentation:notes draw:style-name="dp2">
          <draw:page-thumbnail draw:style-name="gr1" draw:layer="layout" svg:width="14.848cm" svg:height="11.136cm" svg:x="3.075cm" svg:y="2.257cm" draw:page-number="14" presentation:class="page"/>
          <draw:frame presentation:style-name="pr14" draw:text-style-name="P14" draw:layer="layout" svg:width="16.799cm" svg:height="16.006cm" svg:x="2.1cm" svg:y="14.107cm" presentation:class="notes" presentation:user-transformed="true">
            <draw:text-box>
              <text:p><text:span text:style-name="T18">- grgsm_decode: übernimmt die Funktion des alten gsm-recievers, kann signalling und traffic channel dekodieren</text:span></text:p>
              <text:p><text:span text:style-name="T18"/></text:p>
              <text:p><text:span text:style-name="T18">- grgsm_livemon: öffnet ein interaktives Fenster mit Amplitudenspektrum </text:span></text:p>
              <text:p><text:span text:style-name="T18"/></text:p>
              <text:p><text:span text:style-name="T18">- <text:s/>grgsm_scanner: scannt gsm band und gibt Informationen über basisstationen in der Umgebung aus </text:span></text:p>
              <text:p><text:span text:style-name="T18"/></text:p>
              <text:p><text:span text:style-name="T18"/></text:p>
            </draw:text-box>
          </draw:frame>
        </presentation:notes>
      </draw:page>
      <draw:page draw:name="page15" draw:style-name="dp1" draw:master-page-name="midnightblue" presentation:presentation-page-layout-name="AL3T1">
        <draw:frame presentation:style-name="pr4" draw:layer="layout" svg:width="26cm" svg:height="2.663cm" svg:x="1cm" svg:y="0.837cm" presentation:class="title" presentation:user-transformed="true">
          <draw:text-box>
            <text:p>gr-gsm</text:p>
          </draw:text-box>
        </draw:frame>
        <draw:frame presentation:style-name="pr6" draw:text-style-name="P13" draw:layer="layout" svg:width="26cm" svg:height="14cm" svg:x="1cm" svg:y="5.5cm" presentation:class="outline">
          <draw:text-box>
            <text:list text:style-name="L4">
              <text:list-item>
                <text:p><text:span text:style-name="T15">grgsm_capture (old name: airprobe_rtlsdr_capture.py)</text:span><text:span text:style-name="T16"> - Programm zum speichern eines GSM Signals in eine Datei, welche später durch grgsm_decode verarbeitet werden kann.</text:span></text:p>
              </text:list-item>
              <text:list-item>
                <text:p><text:span text:style-name="T15">grgsm_channelize (old name: gsm_channelize.py)</text:span><text:span text:style-name="T16"> – teilt wideband-capture-Datei in mehrere Dateien, welche jeweils einen einzelnen GSM Kanal beinhalten.</text:span></text:p>
              </text:list-item>
            </text:list>
          </draw:text-box>
        </draw:frame>
        <presentation:notes draw:style-name="dp2">
          <draw:page-thumbnail draw:style-name="gr1" draw:layer="layout" svg:width="14.848cm" svg:height="11.136cm" svg:x="3.075cm" svg:y="2.257cm" draw:page-number="15" presentation:class="page"/>
          <draw:frame presentation:style-name="pr9" draw:text-style-name="P14" draw:layer="layout" svg:width="16.799cm" svg:height="13.364cm" svg:x="2.1cm" svg:y="14.107cm" presentation:class="notes">
            <draw:text-box>
              <text:p><text:span text:style-name="T18">- grgsm_capture: speichert gsm signal in eine Datei, welche später mit decode verarbeitet werden kann</text:span></text:p>
              <text:p><text:span text:style-name="T18"/></text:p>
              <text:p><text:span text:style-name="T18">- grgsm_channelize: teilt wideband capture datei in mehrere dateien, welche jeweils einen GSM Kanal beinhalten</text:span></text:p>
            </draw:text-box>
          </draw:frame>
        </presentation:notes>
      </draw:page>
      <draw:page draw:name="page16" draw:style-name="dp1" draw:master-page-name="midnightblue" presentation:presentation-page-layout-name="AL2T0">
        <draw:frame presentation:style-name="pr4" draw:layer="layout" svg:width="26cm" svg:height="2.663cm" svg:x="1cm" svg:y="0.837cm" presentation:class="title" presentation:user-transformed="true">
          <draw:text-box>
            <text:p><text:span text:style-name="T12">GNURadio</text:span></text:p>
          </draw:text-box>
        </draw:frame>
        <draw:frame presentation:style-name="pr15" draw:text-style-name="P15" draw:layer="layout" svg:width="26cm" svg:height="14cm" svg:x="1cm" svg:y="5.5cm" presentation:class="subtitle" presentation:user-transformed="true">
          <draw:text-box>
            <text:list text:style-name="L1">
              <text:list-item>
                <text:p text:style-name="P4"><text:span text:style-name="T19">GNU Radio ist ein freies open-source Entwicklungstool, welches signal processing Blöcke bereitstellt, zum implementieren von Software Defined Radios (SDR). </text:span></text:p>
                <text:p text:style-name="P4"><text:span text:style-name="T19"/></text:p>
              </text:list-item>
              <text:list-item>
                <text:p text:style-name="P4"><text:span text:style-name="T19">Es kann mit kostengünstiger SDR-Hardware verwendet werden oder ohne Hardware als eine Art Simulationsumgebung.</text:span></text:p>
                <text:p text:style-name="P4"><text:span text:style-name="T19"/></text:p>
              </text:list-item>
              <text:list-item>
                <text:p text:style-name="P4"><text:span text:style-name="T19">GNU Radio Applikationen können entweder in C++ oder Python geschrieben werden.</text:span></text:p>
              </text:list-item>
            </text:list>
          </draw:text-box>
        </draw:frame>
        <draw:frame draw:style-name="gr4" draw:text-style-name="P5" draw:layer="layout" svg:width="17.197cm" svg:height="3.968cm" svg:x="8.457cm" svg:y="16.002cm">
          <draw:image xlink:href="Pictures/100002010000028A00000096986E8B871A2F799D.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16" draw:text-style-name="P10" draw:layer="layout" svg:width="16.799cm" svg:height="16.987cm" svg:x="2.1cm" svg:y="14.107cm" presentation:class="notes" presentation:user-transformed="true">
            <draw:text-box>
              <text:p><text:span text:style-name="T20">- GnuRadio ist ein freies open-source Entwicklungstool mit dem sich signal processing Blöcke in der eigenen GUI grc als flowgraph verbinden lassen um SDR zu implementieren</text:span></text:p>
              <text:p><text:span text:style-name="T20"/></text:p>
              <text:p><text:span text:style-name="T20">- Gnu Radio kann mit kostengünstiger SDR-Hardware, in unserem Fall DVBT-Dongle, oder als eine Art Simulationsumgebung. </text:span></text:p>
              <text:p><text:span text:style-name="T20"/></text:p>
              <text:p><text:span text:style-name="T20">- Applikationen können entweder C++ oder Python geschrieben werden, zusätzlich können dadurch fehlende Blöcke auch jederzeit hinzugefügt werden. </text:span></text:p>
              <text:p><text:span text:style-name="T11"/></text:p>
              <text:p><text:span text:style-name="T11"/></text:p>
              <text:p><text:span text:style-name="T11"/></text:p>
            </draw:text-box>
          </draw:frame>
        </presentation:notes>
      </draw:page>
      <draw:page draw:name="page17" draw:style-name="dp1" draw:master-page-name="midnightblue" presentation:presentation-page-layout-name="AL2T0">
        <draw:frame presentation:style-name="pr4" draw:layer="layout" svg:width="26cm" svg:height="2.663cm" svg:x="1cm" svg:y="0.837cm" presentation:class="title" presentation:user-transformed="true">
          <draw:text-box>
            <text:p><text:span text:style-name="T12">GNURadio</text:span></text:p>
          </draw:text-box>
        </draw:frame>
        <draw:frame presentation:style-name="pr15" draw:text-style-name="P15" draw:layer="layout" svg:width="26cm" svg:height="14cm" svg:x="1cm" svg:y="5.5cm" presentation:class="subtitle" presentation:user-transformed="true">
          <draw:text-box>
            <text:list text:style-name="L1">
              <text:list-item>
                <text:p text:style-name="P4"><text:span text:style-name="T19">GNU Radio erlaubt die praktische Implementierung beliebiger digitaler Modulations- und Demodulationsverfahren, Verfahren zur Manipulation von Signalen wie digitale Filter und bietet verschiedene Anzeigen wie Darstellungen als Zeitsignal oder als Frequenzspektrum, der dabei auftretenden Leistungsdichten, oder die bei digitalen Modulationen vorhandenen Konstellationsdiagramme.</text:span></text:p>
              </text:list-item>
            </text:list>
          </draw:text-box>
        </draw:frame>
        <draw:frame draw:style-name="gr4" draw:text-style-name="P5" draw:layer="layout" svg:width="17.197cm" svg:height="3.968cm" svg:x="8.457cm" svg:y="16.002cm">
          <draw:image xlink:href="Pictures/100002010000028A000000968C80B21005859B0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9" draw:text-style-name="P10" draw:layer="layout" svg:width="16.799cm" svg:height="13.364cm" svg:x="2.1cm" svg:y="14.107cm" presentation:class="notes" presentation:user-transformed="true">
            <draw:text-box>
              <text:p><text:span text:style-name="T20">- Einige der vielen Blöcke, welche GNU Radio bietet sind z.B: digitale Modulations- und Demodulationsverfahren, digitale Filter, verschiedene Darstellung von z.b. Zeit und Frequenz, Frequenzspektren etc.</text:span></text:p>
              <text:p><text:span text:style-name="T11"/></text:p>
              <text:p><text:span text:style-name="T11"/></text:p>
              <text:p><text:span text:style-name="T11"/></text:p>
            </draw:text-box>
          </draw:frame>
        </presentation:notes>
      </draw:page>
      <draw:page draw:name="page18" draw:style-name="dp1" draw:master-page-name="midnightblue" presentation:presentation-page-layout-name="AL3T1">
        <draw:frame presentation:style-name="pr4" draw:layer="layout" svg:width="26cm" svg:height="2.663cm" svg:x="1cm" svg:y="0.837cm" presentation:class="title" presentation:user-transformed="true">
          <draw:text-box>
            <text:p>Operating System</text:p>
          </draw:text-box>
        </draw:frame>
        <draw:frame presentation:style-name="pr6" draw:text-style-name="P13" draw:layer="layout" svg:width="26cm" svg:height="14cm" svg:x="1cm" svg:y="5.5cm" presentation:class="outline">
          <draw:text-box>
            <text:list text:style-name="L4">
              <text:list-item>
                <text:p><text:span text:style-name="T13">Empfohlenenes Betriebssystem war das </text:span><text:span text:style-name="T14">Raspbian Jessie</text:span><text:span text:style-name="T13">, jedoch nach dem öfteren Versuchen mit verschiedenen Ansätzen konnte hier keine Funktionalität aller Programme erzielt werden.</text:span></text:p>
                <text:p><text:span text:style-name="T13">→ </text:span><text:span text:style-name="T13">Testen verschiedener anderer Versionen und OS führte schließlich zu einer funktionsfähigen Umgebung unter </text:span><text:span text:style-name="T14">Kali Linux</text:span><text:span text:style-name="T13">.</text:span></text:p>
              </text:list-item>
            </text:list>
          </draw:text-box>
        </draw:frame>
        <draw:frame draw:style-name="gr4" draw:text-style-name="P5" draw:layer="layout" svg:width="8.129cm" svg:height="6.086cm" svg:x="18.796cm" svg:y="13.726cm">
          <draw:image xlink:href="Pictures/10000201000003A7000002BCC7553AE1475DACB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7" draw:text-style-name="P16" draw:layer="layout" svg:width="16.799cm" svg:height="14.433cm" svg:x="2.1cm" svg:y="14.107cm" presentation:class="notes" presentation:user-transformed="true">
            <draw:text-box>
              <text:p><text:span text:style-name="T20">- Anleitung → Raspbian Jessie, jedoch waren die Programme nicht alle funktionsfähig </text:span></text:p>
              <text:p><text:span text:style-name="T20">→ </text:span><text:span text:style-name="T20">Verschiedene Ansätze zum lösen der Probleme brachten kein Ergebnis</text:span></text:p>
              <text:p><text:span text:style-name="T20">→ </text:span><text:span text:style-name="T20">weiterer Versuch war auf ältere Versionen zurück zu gehen und Airprobe zu installieren, jedoch fanden sich auch hier keine Lösungen</text:span></text:p>
              <text:p><text:span text:style-name="T20"/></text:p>
              <text:p><text:span text:style-name="T20">Lösung: Kali Linux, bedingt auch durch eine Pause durch die Vorlseungsfreie Zeit, welche auch ergab, dass grgsm gepatcht wurde und die letzten fehler fixten welche bis dato noch vorhanden waren</text:span></text:p>
            </draw:text-box>
          </draw:frame>
        </presentation:notes>
      </draw:page>
      <draw:page draw:name="page19" draw:style-name="dp1" draw:master-page-name="midnightblue" presentation:presentation-page-layout-name="AL3T1">
        <draw:frame presentation:style-name="pr4" draw:layer="layout" svg:width="26cm" svg:height="2.663cm" svg:x="1cm" svg:y="0.837cm" presentation:class="title" presentation:user-transformed="true">
          <draw:text-box>
            <text:p><text:span text:style-name="T12">GrGsm_scanner</text:span></text:p>
          </draw:text-box>
        </draw:frame>
        <draw:frame presentation:style-name="pr6" draw:layer="layout" svg:width="26cm" svg:height="14cm" svg:x="1cm" svg:y="5.5cm" presentation:class="outline" presentation:user-transformed="true">
          <draw:text-box>
            <text:list text:style-name="L4">
              <text:list-item>
                <text:p><text:span text:style-name="T17">Eine Applikation, welche das GSM Band scannt und die Informationen über die Basisstationen in der Umgebung ausgibt.</text:span></text:p>
                <text:p><text:span text:style-name="T16">→ </text:span><text:span text:style-name="T16">Anwendung gibt einen Informationsstring des BCCH aus:</text:span></text:p>
                <text:list>
                  <text:list-item>
                    <text:list>
                      <text:list-item>
                        <text:p><text:span text:style-name="T2">ARFCN: </text:span><text:span text:style-name="T2"><text:tab/></text:span><text:span text:style-name="T2">1015 </text:span><text:span text:style-name="T2"><text:tab/></text:span><text:span text:style-name="T2"><text:tab/></text:span><text:span text:style-name="T2">- Absolute Radio Frequency Channel Number</text:span></text:p>
                      </text:list-item>
                      <text:list-item>
                        <text:p><text:span text:style-name="T2">Freq: <text:s/></text:span><text:span text:style-name="T2"><text:tab/></text:span><text:span text:style-name="T2"><text:tab/></text:span><text:span text:style-name="T2">933.2M</text:span><text:span text:style-name="T2"><text:tab/></text:span><text:span text:style-name="T2"><text:tab/></text:span><text:span text:style-name="T2">- Frequency</text:span></text:p>
                      </text:list-item>
                      <text:list-item>
                        <text:p><text:span text:style-name="T2">CID: </text:span><text:span text:style-name="T2"><text:tab/></text:span><text:span text:style-name="T2"><text:tab/></text:span><text:span text:style-name="T2">59458</text:span><text:span text:style-name="T2"><text:tab/></text:span><text:span text:style-name="T2"><text:tab/></text:span><text:span text:style-name="T2">- Cell Identification</text:span></text:p>
                      </text:list-item>
                      <text:list-item>
                        <text:p><text:span text:style-name="T2">LAC: </text:span><text:span text:style-name="T2"><text:tab/></text:span><text:span text:style-name="T2"><text:tab/></text:span><text:span text:style-name="T2">59061</text:span><text:span text:style-name="T2"><text:tab/></text:span><text:span text:style-name="T2"><text:tab/></text:span><text:span text:style-name="T2">- Location Area</text:span></text:p>
                      </text:list-item>
                      <text:list-item>
                        <text:p><text:span text:style-name="T2">MCC: </text:span><text:span text:style-name="T2"><text:tab/></text:span><text:span text:style-name="T2"><text:tab/></text:span><text:span text:style-name="T2">262</text:span><text:span text:style-name="T2"><text:tab/></text:span><text:span text:style-name="T2"><text:tab/></text:span><text:span text:style-name="T2"><text:tab/></text:span><text:span text:style-name="T2">- Mobile Country Code</text:span></text:p>
                      </text:list-item>
                      <text:list-item>
                        <text:p><text:span text:style-name="T2">MNC: <text:s text:c="2"/></text:span><text:span text:style-name="T2"><text:tab/></text:span><text:span text:style-name="T2"><text:tab/></text:span><text:span text:style-name="T2">3</text:span><text:span text:style-name="T2"><text:tab/></text:span><text:span text:style-name="T2"><text:tab/></text:span><text:span text:style-name="T2"><text:tab/></text:span><text:span text:style-name="T2">- Mobile Network Code</text:span></text:p>
                      </text:list-item>
                      <text:list-item>
                        <text:p><text:span text:style-name="T2">Pwr: </text:span><text:span text:style-name="T2"><text:tab/></text:span><text:span text:style-name="T2"><text:tab/></text:span><text:span text:style-name="T2">-38</text:span><text:span text:style-name="T2"><text:tab/></text:span><text:span text:style-name="T2"><text:tab/></text:span><text:span text:style-name="T2"><text:tab/></text:span><text:span text:style-name="T2">- Power</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9" draw:text-style-name="P2" draw:layer="layout" svg:width="16.799cm" svg:height="13.364cm" svg:x="2.1cm" svg:y="14.107cm" presentation:class="notes">
            <draw:text-box>
              <text:p>- Benötigt werden die Informationen, welche uns der grgsm_scanner liefert</text:p>
              <text:p><text:tab/>→ <text:s/>Informationsstring des <text:tab/><text:tab/><text:tab/>BCCH</text:p>
              <text:p/>
              <text:p>- ARFCN, Freq., CID, LAC, MCC, MNC, Pwr </text:p>
            </draw:text-box>
          </draw:frame>
        </presentation:notes>
      </draw:page>
      <draw:page draw:name="page20" draw:style-name="dp1" draw:master-page-name="midnightblue" presentation:presentation-page-layout-name="AL3T1">
        <draw:frame presentation:style-name="pr4" draw:text-style-name="P17" draw:layer="layout" svg:width="26cm" svg:height="2.663cm" svg:x="1cm" svg:y="0.837cm" presentation:class="title">
          <draw:text-box>
            <text:p text:style-name="P7"><text:span text:style-name="T12">Erweitern des grgsm_scanner</text:span></text:p>
          </draw:text-box>
        </draw:frame>
        <draw:frame presentation:style-name="pr6" draw:layer="layout" svg:width="26cm" svg:height="14cm" svg:x="1cm" svg:y="5.5cm" presentation:class="outline">
          <draw:text-box>
            <text:list text:style-name="L4">
              <text:list-item>
                <text:p><text:span text:style-name="T13">Hinzufügen einer GUI, welche die gescannten BCCH-Strings in einem Fenster darstellt.</text:span></text:p>
                <text:list>
                  <text:list-item>
                    <text:p><text:span text:style-name="T18">GUI wird über Python mit der PyQt4 Bibliothek realisiert</text:span></text:p>
                  </text:list-item>
                </text:list>
              </text:list-item>
              <text:list-item>
                <text:p><text:span text:style-name="T13">Gescannte BCCH-Strings werden zusätzlich in eine Textfile hinterlegt und in der Konsole ausgegeben.</text:span></text:p>
              </text:list-item>
              <text:list-item>
                <text:p><text:span text:style-name="T13">Während der grgsm_scanner nach den BCCHs scannt, läuft die GUI im Hintergrund und wird mit den nach und nach gefundenen Channels erweitert.</text:span></text:p>
              </text:list-item>
            </text:list>
          </draw:text-box>
        </draw:frame>
        <presentation:notes draw:style-name="dp2">
          <draw:page-thumbnail draw:style-name="gr1" draw:layer="layout" svg:width="14.848cm" svg:height="11.136cm" svg:x="3.075cm" svg:y="2.257cm" draw:page-number="20" presentation:class="page"/>
          <draw:frame presentation:style-name="pr9" draw:text-style-name="P16" draw:layer="layout" svg:width="16.799cm" svg:height="13.364cm" svg:x="2.1cm" svg:y="14.107cm" presentation:class="notes">
            <draw:text-box>
              <text:p><text:span text:style-name="T20">- grgsm_scanner erweitert mit einer GUI, welche durch die PyQt4 Bibliothek realisiert wurde</text:span></text:p>
              <text:p><text:span text:style-name="T20"/></text:p>
              <text:p><text:span text:style-name="T20">- Informationen werden neben der GUI auch in der Konsole dargestellt und zusätzlich noch in eine Datei hinterlegt für mögliche spätere Bearbeitung</text:span></text:p>
              <text:p><text:span text:style-name="T20"/></text:p>
              <text:p><text:span text:style-name="T20">- Während der scanner auf einem Kern läuft, läuft die GUI über einen anderen Kern und wird nach und nach mit den gefunden Informationen aufgefüllt</text:span></text:p>
            </draw:text-box>
          </draw:frame>
        </presentation:notes>
      </draw:page>
      <draw:page draw:name="page21" draw:style-name="dp1" draw:master-page-name="midnightblue" presentation:presentation-page-layout-name="AL1T32">
        <draw:frame presentation:style-name="pr12" draw:text-style-name="P11" draw:layer="layout" svg:width="26cm" svg:height="12.348cm" svg:x="1cm" svg:y="0.837cm" presentation:class="subtitle">
          <draw:text-box>
            <text:p><text:span text:style-name="T12">Vorstellung</text:span></text:p>
          </draw:text-box>
        </draw:frame>
        <presentation:notes draw:style-name="dp2">
          <draw:page-thumbnail draw:style-name="gr1" draw:layer="layout" svg:width="14.848cm" svg:height="11.136cm" svg:x="3.075cm" svg:y="2.257cm" draw:page-number="21" presentation:class="page"/>
          <draw:frame presentation:style-name="pr9" draw:text-style-name="P2" draw:layer="layout" svg:width="16.799cm" svg:height="13.364cm" svg:x="2.1cm" svg:y="14.107cm" presentation:class="notes" presentation:placeholder="true">
            <draw:text-box/>
          </draw:frame>
        </presentation:notes>
      </draw:page>
      <draw:page draw:name="page22" draw:style-name="dp3" draw:master-page-name="midnightblue" presentation:presentation-page-layout-name="AL6T19">
        <draw:frame presentation:style-name="pr4" draw:layer="layout" svg:width="26cm" svg:height="2.663cm" svg:x="1cm" svg:y="0.837cm" presentation:class="title">
          <draw:text-box>
            <text:p><text:span text:style-name="T12">GUI</text:span></text:p>
          </draw:text-box>
        </draw:frame>
        <draw:frame draw:style-name="gr12" draw:text-style-name="P5" draw:layer="layout" svg:width="16.551cm" svg:height="10.666cm" svg:x="1.017cm" svg:y="4.828cm">
          <draw:image xlink:href="Pictures/1000000000000500000002D0867C2326CCEACC8C.jpg" xlink:type="simple" xlink:show="embed" xlink:actuate="onLoad">
            <text:p/>
          </draw:image>
        </draw:frame>
        <draw:frame draw:style-name="gr13" draw:text-style-name="P5" draw:layer="layout" svg:width="17.457cm" svg:height="11.175cm" svg:x="9.144cm" svg:y="7.621cm">
          <draw:image xlink:href="Pictures/1000000000000500000002D08459B1AA20535076.jp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9"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ans1" svg:font-family="'Liberation Sans'" style:font-adornments="標準"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textarea-vertical-align="bottom"/>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Foliennumm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0:36:46.437467388</meta:creation-date>
    <dc:date>2017-10-06T10:47:19.072539263</dc:date>
    <meta:editing-duration>PT5H50M56S</meta:editing-duration>
    <meta:editing-cycles>116</meta:editing-cycles>
    <meta:generator>LibreOffice/5.1.6.2$Linux_X86_64 LibreOffice_project/10m0$Build-2</meta:generator>
    <meta:document-statistic meta:object-count="134"/>
  </office:meta>
</office:document-meta>
</file>